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17-1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GOOD DEEDS OF JEHOSHAPHAT, JUDAH'S FOURTH RULER (17:1-1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GOOD DEEDS OF JEHOSHAPHAT, JUDAH'S FOURTH RULER (17:1-19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reinforcements (17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reforms (17:3-4, 6-9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His rewards (17:5, 10-19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2 CHRONICLES 17-18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THE GOOD DEEDS OF JEHOSHAPHAT, JUDAH'S FOURTH RULER (17:1-19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GRIEVOUS DEEDS OF JEHOSHAPHAT (18:1-34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GRIEVOUS DEEDS OF JEHOSHAPHAT (18:1-34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His marital compromise (18:1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His military compromise (18:2-34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-title-Title-Slide" presentation:presentation-page-layout-name="Master1-PPL1" draw:id="Slide-260">
        <draw:frame draw:id="id91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<text:s text:c="1"/>His military compromise (18:2-34):<text:s text:c="1"/></text:span><text:span text:style-name="a490" text:class-names=""/></text:p>
          </draw:text-box>
          <svg:title/>
          <svg:desc/>
        </draw:frame>
        <draw:frame draw:id="id92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<text:s text:c="1"/>The fateful decision (18:2-27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e fateful decision (18:2-27)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conference (18:2-3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concern (18:4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consultation (18:5-22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 consultation (18:5-22):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From his 400 prophets (18:5, 9-11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From a faithful prophet (18:6-8, 12-22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From a faithful prophet (18:6-8, 12-22):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lost sheep (18:16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lying spirit (18:18-22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consultation (18:5-22):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From his 400 prophets (18:5, 9-11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From a faithful prophet (18:6-8, 12-22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The fateful decision (18:2-27)<text:s text:c="1"/></text:span><text:span text:style-name="a563" text:class-names=""/></text:p>
          </draw:text-box>
          <svg:title/>
          <svg:desc/>
        </draw:frame>
        <draw:frame draw:id="id102" presentation:style-name="a581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conference (18:2-3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concern (18:4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consultation (18:5-22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condemnation (18:23-27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1" draw:style-name="a582" draw:master-page-name="Master1-Layout12-tx-Title-and-Text" presentation:presentation-page-layout-name="Master1-PPL12" draw:id="Slide-266">
        <draw:frame draw:id="id103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<text:s text:c="1"/>His military compromise (18:2-34):<text:s text:c="1"/></text:span><text:span text:style-name="a584" text:class-names=""/></text:p>
          </draw:text-box>
          <svg:title/>
          <svg:desc/>
        </draw:frame>
        <draw:frame draw:id="id104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The fateful decision (18:2-27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 futile disguise (18:28-34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2" draw:style-name="a597" draw:master-page-name="Master1-Layout1-title-Title-Slide" presentation:presentation-page-layout-name="Master1-PPL1" draw:id="Slide-267">
        <draw:frame draw:id="id105" presentation:style-name="a601" draw:name="Title 1" svg:x="1.38in" svg:y="0.83in" svg:width="10.3in" svg:height="4.42in" presentation:class="title" presentation:placeholder="false">
          <draw:text-box>
            <text:p text:style-name="a600" text:class-names="" text:cond-style-name=""><text:span text:style-name="a598" text:class-names=""><text:s text:c="1"/>The futile disguise (18:28-34):<text:s text:c="1"/></text:span><text:span text:style-name="a599" text:class-names=""/></text:p>
          </draw:text-box>
          <svg:title/>
          <svg:desc/>
        </draw:frame>
        <draw:frame draw:id="id106" presentation:style-name="a606" draw:name="Subtitle 2" svg:x="1.38in" svg:y="5.25in" svg:width="10.3in" svg:height="1.85in" presentation:class="subtitle" presentation:placeholder="false">
          <draw:text-box>
            <text:p text:style-name="a603" text:class-names="" text:cond-style-name=""><text:span text:style-name="a602" text:class-names=""><text:s text:c="1"/>The royal apparel (18:28-32)<text:s text:c="1"/></text:span></text:p>
            <text:p text:style-name="a605" text:class-names="" text:cond-style-name=""><text:span text:style-name="a604" text:class-names=""/></text:p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The royal apparel (18:28-32)<text:s text:c="1"/></text:span><text:span text:style-name="a609" text:class-names=""/></text:p>
          </draw:text-box>
          <svg:title/>
          <svg:desc/>
        </draw:frame>
        <draw:frame draw:id="id108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Ahab's strategy (18:28-29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Jehoshaphat's stupidity (18:30-32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4" draw:style-name="a622" draw:master-page-name="Master1-Layout12-tx-Title-and-Text" presentation:presentation-page-layout-name="Master1-PPL12" draw:id="Slide-269">
        <draw:frame draw:id="id109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<text:s text:c="1"/>The futile disguise (18:28-34):<text:s text:c="1"/></text:span><text:span text:style-name="a624" text:class-names=""/></text:p>
          </draw:text-box>
          <svg:title/>
          <svg:desc/>
        </draw:frame>
        <draw:frame draw:id="id110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The royal apparel (18:28-32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random arrow (18:33-34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5" draw:style-name="a637" draw:master-page-name="Master1-Layout12-tx-Title-and-Text" presentation:presentation-page-layout-name="Master1-PPL12" draw:id="Slide-270">
        <draw:frame draw:id="id111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His military compromise (18:2-34):<text:s text:c="1"/></text:span><text:span text:style-name="a639" text:class-names=""/></text:p>
          </draw:text-box>
          <svg:title/>
          <svg:desc/>
        </draw:frame>
        <draw:frame draw:id="id112" presentation:style-name="a651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The fateful decision (18:2-27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The futile disguise (18:28-34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6" draw:style-name="a652" draw:master-page-name="Master1-Layout12-tx-Title-and-Text" presentation:presentation-page-layout-name="Master1-PPL12" draw:id="Slide-271">
        <draw:frame draw:id="id113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THE GRIEVOUS DEEDS OF JEHOSHAPHAT (18:1-34)<text:s text:c="1"/></text:span><text:span text:style-name="a654" text:class-names=""/></text:p>
          </draw:text-box>
          <svg:title/>
          <svg:desc/>
        </draw:frame>
        <draw:frame draw:id="id114" presentation:style-name="a666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His marital compromise (18:1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His military compromise (18:2-34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7" draw:style-name="a667" draw:master-page-name="Master1-Layout12-tx-Title-and-Text" presentation:presentation-page-layout-name="Master1-PPL12" draw:id="Slide-272">
        <draw:frame draw:id="id115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2 CHRONICLES 17-18<text:s text:c="1"/></text:span><text:span text:style-name="a669" text:class-names=""/></text:p>
          </draw:text-box>
          <svg:title/>
          <svg:desc/>
        </draw:frame>
        <draw:frame draw:id="id116" presentation:style-name="a681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THE GOOD DEEDS OF JEHOSHAPHAT, JUDAH'S FOURTH RULER (17:1-19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THE GRIEVOUS DEEDS OF JEHOSHAPHAT (18:1-34)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17-18 </dc:title>
    <meta:initial-creator>David STRICKLAND</meta:initial-creator>
    <dc:creator>David STRICKLAND</dc:creator>
    <meta:creation-date>2020-02-24T10:48:27Z</meta:creation-date>
    <dc:date>2020-02-24T10:48:28Z</dc:date>
    <meta:template xlink:href="BibleStudy" xlink:type="simple"/>
    <meta:editing-cycles>1</meta:editing-cycles>
    <meta:editing-duration>PT0S</meta:editing-duration>
    <meta:document-statistic meta:paragraph-count="52" meta:word-count="381"/>
  </office:meta>
</office:document-meta>
</file>